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4000001CD12083F61C3978C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1cm, 0cm, 0.1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normal"/>
    </style:style>
    <style:style style:name="T1" style:family="text">
      <style:text-properties fo:font-size="13pt" fo:font-weight="normal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176cm" svg:height="8.518cm" svg:x="1.128cm" svg:y="1.127cm">
          <draw:image xlink:href="Pictures/1000000000000424000001CD12083F61C3978C69.png" xlink:type="simple" xlink:show="embed" xlink:actuate="onLoad" loext:mime-type="image/png">
            <text:p/>
          </draw:image>
        </draw:frame>
        <draw:g>
          <draw:frame draw:style-name="gr2" draw:text-style-name="P2" draw:layer="layout" svg:width="0.853cm" svg:height="0.962cm" svg:x="2.179cm" svg:y="1.181cm">
            <draw:text-box>
              <text:p><text:span text:style-name="T1">a</text:span></text:p>
            </draw:text-box>
          </draw:frame>
          <draw:frame draw:style-name="gr2" draw:text-style-name="P2" draw:layer="layout" svg:width="0.853cm" svg:height="0.962cm" svg:x="8.275cm" svg:y="1.181cm">
            <draw:text-box>
              <text:p><text:span text:style-name="T1">b</text:span></text:p>
            </draw:text-box>
          </draw:frame>
          <draw:frame draw:style-name="gr2" draw:text-style-name="P2" draw:layer="layout" svg:width="0.853cm" svg:height="0.962cm" svg:x="14.498cm" svg:y="1.181cm">
            <draw:text-box>
              <text:p><text:span text:style-name="T1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06:00.546629053</meta:creation-date>
    <meta:generator>LibreOffice/6.4.7.2$Linux_X86_64 LibreOffice_project/40$Build-2</meta:generator>
    <dc:date>2021-05-05T11:39:05.671456489</dc:date>
    <meta:editing-duration>PT17M51S</meta:editing-duration>
    <meta:editing-cycles>4</meta:editing-cycles>
    <meta:document-statistic meta:object-count="5"/>
  </office:meta>
</office:document-meta>
</file>